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6_8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2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Mrs. Cohen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23 April 1867</text:p>
      <text:p text:style-name="P2">Month<text:tab/><text:tab/><text:tab/><text:tab/><text:tab/><text:tab/>April</text:p>
      <text:p text:style-name="P2">Year<text:tab/><text:tab/><text:tab/><text:tab/><text:tab/><text:tab/>1867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ennsylvania <text:s text:c="2"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>A typewritten transcription is attached to the original letter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2"><text:span text:style-name="T1">Dear Mrs Cohen/</text:span></text:p>
      <text:p text:style-name="P2"><text:span text:style-name="T1"><text:tab/>Saturday evening—the conclusion of the Passover of 5627/<text:tab/></text:span></text:p>
      <text:p text:style-name="P2"><text:span text:style-name="T1"><text:tab/>I know that if an opportunity to benefit your fellow/ creatures, and especially your coreligionists is offered, you will/ eagerly seize it; hence my request that you will kindly/ take with you the accompanying [crossed-out: periodical] number of the “Jewish Messenger” containing my/ charity sermon, in which a slight allusion is made to Mr/ Peabody. <text:s/>You may perhaps have occasion, while/ crossing the ocean with that philanthropist, to bring our/ various institutions of beneficence under his liberal notia, and be,/ [crossed-out: under ?], instrumental with the help of God in awakening his tender sympathies/ on their behalf. <text:s/>I suppose you have seen the/ will of the late Simeon Abrahams, in which strangers to his/ faith are more generously remembered than his fellow-believers./ <text:s/>We do not [crossed-out: except] expect, and scarcely can wish that christians[sic] copy/ his action, Yet from a a[sic] man of broad and enlightened/ views as the Gentleman aforenamed, some good may arise/ unto the house of Israel. <text:s/>Our sages have written/ that one can sometime secure to himself endless bliss,/ by the work of one hour. <text:s/>I pray that you may add/</text:span></text:p>
      <text:p text:style-name="P2"><text:span text:style-name="T1"/></text:p>
      <text:p text:style-name="P2"><text:span text:style-name="T1">[Page 2]</text:span></text:p>
      <text:p text:style-name="P2"><text:span text:style-name="T1">to the happiness reserved for you in a better world, by/ a short interview with a [crossed-out: world] renowned benefactor of the/ human race. <text:s/>I much regret not having had the pleasure/ of meeting you at home, when I last called in company with/ my wife. <text:s/>What I wished to say, I now write. <text:s/>“May/ He who maketh a way in the sea, and a path in the mighty/ waters” lead you and yours safely to the land of Your birth,/ and back again in perfect health to that of your adoption/ and affection./</text:span></text:p>
      <text:p text:style-name="P2"><text:span text:style-name="T1"><text:tab/><text:tab/><text:tab/>Yours very respectfully/</text:span></text:p>
      <text:p text:style-name="P2"><text:span text:style-name="T1"><text:tab/><text:tab/><text:tab/><text:tab/>S. Morais/</text:span></text:p>
      <text:p text:style-name="P2"><text:span text:style-name="T1"/></text:p>
      <text:p text:style-name="P2"><text:span text:style-name="T1">546 Nth 5</text:span><text:span text:style-name="T2">th</text:span><text:span text:style-name="T1"> St./</text:span></text:p>
      <text:p text:style-name="P2"><text:span text:style-name="T1"><text:line-break/>April 23d 1867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29T10:26:59</meta:creation-date>
    <dc:date>2009-04-29T10:43:03</dc:date>
    <dc:language>en-US</dc:language>
    <meta:editing-cycles>2</meta:editing-cycles>
    <meta:editing-duration>PT2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1" meta:word-count="484" meta:character-count="3141"/>
  </office:meta>
</office:document-meta>
</file>